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04in" fo:margin-left="0.7229in" table:align="left" style:may-break-between-rows="false"/>
    </style:style>
    <style:style style:name="Table1.A" style:family="table-column">
      <style:table-column-properties style:column-width="1.5049in"/>
    </style:style>
    <style:style style:name="Table1.B" style:family="table-column">
      <style:table-column-properties style:column-width="2.2333in"/>
    </style:style>
    <style:style style:name="Table1.C" style:family="table-column">
      <style:table-column-properties style:column-width="1.5222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2486in" fo:margin-left="0.509in" table:align="left"/>
    </style:style>
    <style:style style:name="Table2.A" style:family="table-column">
      <style:table-column-properties style:column-width="4.6875in"/>
    </style:style>
    <style:style style:name="Table2.B" style:family="table-column">
      <style:table-column-properties style:column-width="0.5611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table-cell-properties fo:background-color="transparent" fo:padding="0in" fo:border="none" style:writing-mode="page">
        <style:background-image/>
      </style:table-cell-properties>
    </style:style>
    <style:style style:name="Table3.D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D3"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Table3.B4" style:family="table-cell">
      <style:table-cell-properties fo:background-color="transparent" fo:padding="0in" fo:border-left="none" fo:border-right="none" fo:border-top="none" fo:border-bottom="0.75pt solid #000000" style:writing-mode="page">
        <style:background-image/>
      </style:table-cell-properties>
    </style:style>
    <style:style style:name="Table3.C4" style:family="table-cell">
      <style:table-cell-properties fo:background-color="transparent" fo:padding="0in" fo:border-left="none" fo:border-right="none" fo:border-top="none" fo:border-bottom="0.75pt solid #000000" style:writing-mode="page">
        <style:background-image/>
      </style:table-cell-properties>
    </style:style>
    <style:style style:name="Table3.D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EnvyCodeR Nerd Font" officeooo:rsid="00106cf5" officeooo:paragraph-rsid="00191cf2"/>
    </style:style>
    <style:style style:name="P2" style:family="paragraph" style:parent-style-name="Standard">
      <style:paragraph-properties fo:text-align="center" style:justify-single-word="false"/>
      <style:text-properties style:font-name="EnvyCodeR Nerd Font" fo:font-size="28pt" officeooo:rsid="00186a3f" officeooo:paragraph-rsid="00186a3f" style:font-size-asian="28pt" style:font-size-complex="28pt"/>
    </style:style>
    <style:style style:name="P3" style:family="paragraph" style:parent-style-name="Standard">
      <style:paragraph-properties fo:text-align="start" style:justify-single-word="false"/>
      <style:text-properties style:font-name="Cantarell" officeooo:rsid="00106cf5" officeooo:paragraph-rsid="00106cf5"/>
    </style:style>
    <style:style style:name="P4" style:family="paragraph" style:parent-style-name="Standard">
      <style:paragraph-properties fo:text-align="justify" style:justify-single-word="false"/>
      <style:text-properties style:font-name="Cantarell" officeooo:rsid="00106cf5" officeooo:paragraph-rsid="00106cf5"/>
    </style:style>
    <style:style style:name="P5" style:family="paragraph" style:parent-style-name="Heading_20_2">
      <style:text-properties style:font-name="Liberation Serif" fo:font-size="16pt" officeooo:rsid="0038e9f8" officeooo:paragraph-rsid="0038e9f8" style:font-size-asian="16pt" style:font-size-complex="16pt"/>
    </style:style>
    <style:style style:name="P6" style:family="paragraph" style:parent-style-name="Standard">
      <style:paragraph-properties fo:text-align="justify" style:justify-single-word="false"/>
      <style:text-properties style:font-name="Cantarell" fo:font-weight="normal" officeooo:rsid="00106cf5" officeooo:paragraph-rsid="00106cf5" style:font-weight-asian="normal" style:font-weight-complex="normal"/>
    </style:style>
    <style:style style:name="P7" style:family="paragraph" style:parent-style-name="Standard">
      <style:paragraph-properties fo:text-align="center" style:justify-single-word="false"/>
      <style:text-properties style:font-name="Carlito" fo:font-weight="normal" officeooo:rsid="00106cf5" officeooo:paragraph-rsid="00106cf5" style:font-weight-asian="normal" style:font-weight-complex="normal"/>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1250f9" officeooo:paragraph-rsid="001250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1250f9" officeooo:paragraph-rsid="001250f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Carlito" fo:font-weight="normal" officeooo:rsid="001250f9" officeooo:paragraph-rsid="001250f9" style:font-weight-asian="normal" style:font-weight-complex="normal"/>
    </style:style>
    <style:style style:name="P11" style:family="paragraph" style:parent-style-name="Standard">
      <style:paragraph-properties fo:text-align="justify" style:justify-single-word="false"/>
      <style:text-properties style:font-name="Cantarell" fo:font-weight="normal" officeooo:rsid="001250f9" officeooo:paragraph-rsid="001250f9" style:font-weight-asian="normal" style:font-weight-complex="normal"/>
    </style:style>
    <style:style style:name="P12" style:family="paragraph" style:parent-style-name="Heading_20_2">
      <style:paragraph-properties fo:break-before="page"/>
    </style:style>
    <style:style style:name="P13" style:family="paragraph" style:parent-style-name="Text_20_body">
      <style:text-properties style:font-name="Carlito" fo:font-weight="normal" style:font-weight-asian="normal" style:font-weight-complex="normal"/>
    </style:style>
    <style:style style:name="P14" style:family="paragraph" style:parent-style-name="Text_20_body" style:list-style-name="L1">
      <style:text-properties style:font-name="Carlito" fo:font-weight="normal" style:font-weight-asian="normal" style:font-weight-complex="normal"/>
    </style:style>
    <style:style style:name="P15" style:family="paragraph" style:parent-style-name="Heading_20_2">
      <style:text-properties officeooo:rsid="0034f4b3" officeooo:paragraph-rsid="0034f4b3"/>
    </style:style>
    <style:style style:name="P16" style:family="paragraph" style:parent-style-name="Text_20_body">
      <style:text-properties style:font-name="Carlito" officeooo:paragraph-rsid="0036d908"/>
    </style:style>
    <style:style style:name="P17"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cf978"/>
    </style:style>
    <style:style style:name="P22" style:family="paragraph" style:parent-style-name="Text_20_body">
      <style:text-properties officeooo:paragraph-rsid="003b79d3"/>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b79d3" officeooo:paragraph-rsid="003b79d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officeooo:paragraph-rsid="003b79d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41a73e"/>
    </style:style>
    <style:style style:name="P28" style:family="paragraph" style:parent-style-name="Text_20_body">
      <style:text-properties officeooo:paragraph-rsid="003ea6fb"/>
    </style:style>
    <style:style style:name="P29" style:family="paragraph" style:parent-style-name="Text_20_body">
      <style:text-properties officeooo:paragraph-rsid="003fb5e7"/>
    </style:style>
    <style:style style:name="T1" style:family="text">
      <style:text-properties fo:font-size="28pt" officeooo:rsid="00186a3f" style:font-size-asian="28pt" style:font-size-complex="28pt"/>
    </style:style>
    <style:style style:name="T2" style:family="text">
      <style:text-properties fo:font-size="28pt" style:font-size-asian="28pt" style:font-size-complex="28pt"/>
    </style:style>
    <style:style style:name="T3" style:family="text">
      <style:text-properties fo:font-size="28pt" officeooo:rsid="0038e9f8" style:font-size-asian="28pt" style:font-size-complex="28pt"/>
    </style:style>
    <style:style style:name="T4" style:family="text">
      <style:text-properties style:font-name="Carlito"/>
    </style:style>
    <style:style style:name="T5" style:family="text">
      <style:text-properties style:font-name="Carlito" officeooo:rsid="001bbb1b"/>
    </style:style>
    <style:style style:name="T6" style:family="text">
      <style:text-properties style:font-name="Carlito" officeooo:rsid="001250f9"/>
    </style:style>
    <style:style style:name="T7" style:family="text">
      <style:text-properties style:font-name="Carlito" officeooo:rsid="00130a70"/>
    </style:style>
    <style:style style:name="T8" style:family="text">
      <style:text-properties officeooo:rsid="0034f4b3"/>
    </style:style>
    <style:style style:name="T9" style:family="text">
      <style:text-properties style:font-name="Carlito" fo:font-weight="normal" style:font-weight-asian="normal" style:font-weight-complex="normal"/>
    </style:style>
    <style:style style:name="T10" style:family="text">
      <style:text-properties style:font-name="Carlito" fo:font-weight="normal" officeooo:rsid="00355703" style:font-weight-asian="normal" style:font-weight-complex="normal"/>
    </style:style>
    <style:style style:name="T11" style:family="text">
      <style:text-properties style:font-name="Carlito" fo:font-weight="normal" officeooo:rsid="0034f4b3" style:font-weight-asian="normal" style:font-weight-complex="normal"/>
    </style:style>
    <style:style style:name="T12" style:family="text">
      <style:text-properties style:font-name="Carlito" fo:font-weight="normal" officeooo:rsid="003d1243" style:font-weight-asian="normal" style:font-weight-complex="normal"/>
    </style:style>
    <style:style style:name="T13" style:family="text">
      <style:text-properties officeooo:rsid="003d1243"/>
    </style:style>
    <style:style style:name="T14" style:family="text">
      <style:text-properties officeooo:rsid="0036d908"/>
    </style:style>
    <style:style style:name="T15" style:family="text">
      <style:text-properties officeooo:rsid="0038e9f8"/>
    </style:style>
    <style:style style:name="T16" style:family="text">
      <style:text-properties officeooo:rsid="0039493d"/>
    </style:style>
    <style:style style:name="T17" style:family="text">
      <style:text-properties style:font-name="Carlito" officeooo:rsid="003cf978"/>
    </style:style>
    <style:style style:name="T18" style:family="text">
      <style:text-properties style:font-name="Carlito" officeooo:rsid="003d1243"/>
    </style:style>
    <style:style style:name="T19" style:family="text">
      <style:text-properties style:font-name="Carlito" fo:font-weight="bold" officeooo:rsid="003d1243" style:font-weight-asian="bold" style:font-weight-complex="bold"/>
    </style:style>
    <style:style style:name="T20" style:family="text">
      <style:text-properties style:font-name="Carlito" fo:font-weight="normal" officeooo:rsid="003cf978" style:font-weight-asian="normal" style:font-weight-complex="normal"/>
    </style:style>
    <style:style style:name="T21" style:family="text">
      <style:text-properties style:font-name="Carlito" officeooo:rsid="003b79d3"/>
    </style:style>
    <style:style style:name="T22" style:family="text">
      <style:text-properties style:font-name="Carlito" officeooo:rsid="00357bde"/>
    </style:style>
    <style:style style:name="T23" style:family="text">
      <style:text-properties style:font-name="Liberation Mono" officeooo:rsid="00357bde"/>
    </style:style>
    <style:style style:name="T24" style:family="text">
      <style:text-properties officeooo:rsid="0041a73e"/>
    </style:style>
    <style:style style:name="T25" style:family="text">
      <style:text-properties style:font-name="Liberation Mono"/>
    </style:style>
    <style:style style:name="T26" style:family="text">
      <style:text-properties style:font-name="Carlito" officeooo:rsid="0041a73e"/>
    </style:style>
    <style:style style:name="T27" style:family="text">
      <style:text-properties style:font-name="Carlito" fo:font-weight="normal" officeooo:rsid="0041a73e" style:font-weight-asian="normal" style:font-weight-complex="normal"/>
    </style:style>
    <style:style style:name="T28" style:family="text">
      <style:text-properties style:font-name="Carlito" officeooo:rsid="0041c3ec"/>
    </style:style>
    <style:style style:name="T29" style:family="text">
      <style:text-properties style:font-name="Carlito" officeooo:rsid="0038e9f8"/>
    </style:style>
    <style:style style:name="T30" style:family="text">
      <style:text-properties style:font-name="Carlito" officeooo:rsid="003a179c"/>
    </style:style>
    <style:style style:name="T31" style:family="text">
      <style:text-properties style:font-name="Liberation Mono" officeooo:rsid="003d1243"/>
    </style:style>
    <style:style style:name="T32" style:family="text">
      <style:text-properties officeooo:rsid="00436550"/>
    </style:style>
    <style:style style:name="T33" style:family="text">
      <style:text-properties officeooo:rsid="00357bde"/>
    </style:style>
    <style:style style:name="T34" style:family="text">
      <style:text-properties style:font-name="Carlito" fo:font-weight="normal" officeooo:rsid="003ea6fb" style:font-weight-asian="normal" style:font-weight-complex="normal"/>
    </style:style>
    <style:style style:name="T35" style:family="text">
      <style:text-properties style:font-name="Carlito" fo:font-weight="normal" officeooo:rsid="004017f0" style:font-weight-asian="normal" style:font-weight-complex="normal"/>
    </style:style>
    <style:style style:name="T36" style:family="text">
      <style:text-properties style:font-name="Carlito" fo:font-weight="normal" officeooo:rsid="00414955" style:font-weight-asian="normal" style:font-weight-complex="normal"/>
    </style:style>
    <style:style style:name="T37" style:family="text">
      <style:text-properties style:font-name="Carlito" fo:font-weight="normal" officeooo:rsid="003fb5e7"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ulation</text:span><text:span text:style-name="T2"> of a Dry-Clean</text:span><text:span text:style-name="T1">er’</text:span><text:span text:style-name="T3">s</text:span></text:p>
      <text:p text:style-name="P2">Two-Piece Suit Processing System</text:p>
      <text:p text:style-name="P3"><text:span text:style-name="T4"/></text:p>
      <text:p text:style-name="P4"><text:span text:style-name="T4"><text:tab/>This project presents a discrete-event simulation model of a multi-stage dry-cleaning system for two-piece suits, where garments are processed, split into components, and reassembled post-cleaning. The simulation captures not only the operational dynamics of such a system but also probabilistic failures (damage) and customer escalation workflows. Using the </text:span><text:span text:style-name="Source_20_Text"><text:span text:style-name="T4">sim-lib</text:span></text:span><text:span text:style-name="T4"> library in C, the model evaluates system performance under both normal and high-load scenarios, guiding decisions on resource allocation and process improvement.</text:span></text:p>
      <text:p text:style-name="P4"><text:span text:style-name="T4"/></text:p>
      <text:h text:style-name="P5" text:outline-level="2">Section 1: Problem Statement</text:h>
      <text:p text:style-name="P6"><text:span text:style-name="T4"><text:tab/>Two-piece suits are processed by a dry cleaner as follows. Suits arrive with exponential inter-arrival times having mean 10 minutes, and are all initially served by server 1, perhaps after a wait in a FIFO queue; </text:span><text:span text:style-name="T5">(see Fig.1.1).</text:span><text:span text:style-name="T4"> Upon completion of service at server 1, one piece of the suit (the jacket) goes to server 2, and the other part (the pants) to server 3. During service at server 2, the jacket has a probability of 0.05 of being damaged, and while at server 3 the probability of a pair of pants being damaged is 0.10. Upon leaving server 2, the jackets go into a queue for server 4; upon leaving server 3, the pants go into a different queue for server 4. Server 4 matches and re-</text:span><text:span text:style-name="T6">a</text:span><text:span text:style-name="T4">ssembles suit parts, initiating this when he is idle and two parts from the same suit are available. If both parts of the reassembled suit are undamaged, the suit is returned to the customer. If either (or both) of the parts is (are) damaged, the suit goes to customer relations (server 5). Assume that all service times are exponential, with the following means (in minutes) and use the indicated stream assignments:</text:span></text:p>
      <text:p text:style-name="P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8"><text:s/>Server Number</text:p>
          </table:table-cell>
          <table:table-cell table:style-name="Table1.A1" office:value-type="string">
            <text:p text:style-name="P8">Mean service time, in minutes</text:p>
          </table:table-cell>
          <table:table-cell table:style-name="Table1.A1" office:value-type="string">
            <text:p text:style-name="P8">Stream </text:p>
          </table:table-cell>
        </table:table-row>
        <table:table-row>
          <table:table-cell table:style-name="Table1.A2" office:value-type="string">
            <text:p text:style-name="P9">1</text:p>
          </table:table-cell>
          <table:table-cell table:style-name="Table1.B2" office:value-type="float" office:value="6">
            <text:p text:style-name="P9">6</text:p>
          </table:table-cell>
          <table:table-cell table:style-name="Table1.B2" office:value-type="float" office:value="1">
            <text:p text:style-name="P9">1</text:p>
          </table:table-cell>
        </table:table-row>
        <table:table-row>
          <table:table-cell table:style-name="Table1.A2" office:value-type="string">
            <text:p text:style-name="P9">2</text:p>
          </table:table-cell>
          <table:table-cell table:style-name="Table1.B2" office:value-type="float" office:value="4">
            <text:p text:style-name="P9">4</text:p>
          </table:table-cell>
          <table:table-cell table:style-name="Table1.B2" office:value-type="float" office:value="2">
            <text:p text:style-name="P9">2</text:p>
          </table:table-cell>
        </table:table-row>
        <table:table-row>
          <table:table-cell table:style-name="Table1.A2" office:value-type="string">
            <text:p text:style-name="P9">3</text:p>
          </table:table-cell>
          <table:table-cell table:style-name="Table1.B2" office:value-type="float" office:value="5">
            <text:p text:style-name="P9">5</text:p>
          </table:table-cell>
          <table:table-cell table:style-name="Table1.B2" office:value-type="float" office:value="3">
            <text:p text:style-name="P9">3</text:p>
          </table:table-cell>
        </table:table-row>
        <table:table-row>
          <table:table-cell table:style-name="Table1.A2" office:value-type="string">
            <text:p text:style-name="P9">4</text:p>
          </table:table-cell>
          <table:table-cell table:style-name="Table1.A2" office:value-type="string">
            <text:p text:style-name="P9">5 (undamaged)</text:p>
          </table:table-cell>
          <table:table-cell table:style-name="Table1.B2" office:value-type="float" office:value="4">
            <text:p text:style-name="P9">4</text:p>
          </table:table-cell>
        </table:table-row>
        <table:table-row>
          <table:table-cell table:style-name="Table1.A2" office:value-type="string">
            <text:p text:style-name="P9">4</text:p>
          </table:table-cell>
          <table:table-cell table:style-name="Table1.A2" office:value-type="string">
            <text:p text:style-name="P9">8 (damaged)</text:p>
          </table:table-cell>
          <table:table-cell table:style-name="Table1.B2" office:value-type="float" office:value="5">
            <text:p text:style-name="P9">5</text:p>
          </table:table-cell>
        </table:table-row>
        <table:table-row>
          <table:table-cell table:style-name="Table1.A7" office:value-type="string">
            <text:p text:style-name="P9">5</text:p>
          </table:table-cell>
          <table:table-cell table:style-name="Table1.B7" office:value-type="float" office:value="12">
            <text:p text:style-name="P9">12</text:p>
          </table:table-cell>
          <table:table-cell table:style-name="Table1.B7" office:value-type="float" office:value="6">
            <text:p text:style-name="P9">6</text:p>
          </table:table-cell>
        </table:table-row>
      </table:table>
      <text:p text:style-name="P10"/>
      <text:p text:style-name="P11"><text:bookmark-start text:name="__DdeLink__11_709395106"/><text:span text:style-name="T4">In addition, use stream 7 </text:span><text:span text:style-name="T7">for inter-arrival times, and streams 8 and 9 for determining whether the pieces are damaged at servers 2 and 3, respectively. The system is initially empty and idle, and runs for exactly 12 hours. Observe the average and maximum time in the system for each type of outcome (damaged or not), separately, the average and maximum length of each queue, and the utilization of each server. What would happen if the arrival rate were to double (i.e., the inter-arrival time mean were 5 minutes instead of 10 minutes)? In this case, if you could place another person anywhere in the system to help out with one of the 5 tasks, where should it be?</text:span><text:bookmark-end text:name="__DdeLink__11_709395106"/></text:p>
      <text:h text:style-name="P12" text:outline-level="2">Section 2: System <text:span text:style-name="T8">Analysis</text:span></text:h>
      <text:p text:style-name="Text_20_body"><text:span text:style-name="T9">The dry-cleaning system under consideration is an intricate, multi-phase queuing and service network, </text:span><text:span text:style-name="T10">geared toward</text:span><text:span text:style-name="T9"> processing </text:span><text:span text:style-name="Strong_20_Emphasis"><text:span text:style-name="T9">two-piece suits</text:span></text:span><text:span text:style-name="T9">. The system models not only the sequential operations of garment cleaning, but also the dynamic routing and reassembly of suit components under </text:span><text:span text:style-name="T10">some </text:span><text:span text:style-name="T9">stochastic conditions.</text:span></text:p>
      <text:p text:style-name="Text_20_body"><text:span text:style-name="T9">Each arriving suit is composed of two independent garments, a </text:span><text:span text:style-name="Strong_20_Emphasis"><text:span text:style-name="T9">jacket</text:span></text:span><text:span text:style-name="T9"> and a </text:span><text:span text:style-name="Strong_20_Emphasis"><text:span text:style-name="T9">pair of pants,</text:span></text:span><text:span text:style-name="T9"> both of which must be processed separately after initial intake, and later </text:span><text:span text:style-name="T11">reassembled</text:span><text:span text:style-name="T9">. The flow of </text:span><text:span text:style-name="T11">pieces</text:span><text:span text:style-name="T9"> through the system, is captured in </text:span><text:span text:style-name="Strong_20_Emphasis"><text:span text:style-name="T9">Fig. </text:span></text:span><text:span text:style-name="Strong_20_Emphasis"><text:span text:style-name="T12">1</text:span></text:span><text:span text:style-name="Strong_20_Emphasis"><text:span text:style-name="T9">.1</text:span></text:span><text:span text:style-name="T9">, while the decision logic and control structures of key subroutines are illustrated in </text:span><text:span text:style-name="Strong_20_Emphasis"><text:span text:style-name="T9">Flowcharts Fig. 2.2–2.</text:span></text:span><text:span text:style-name="Strong_20_Emphasis"><text:span text:style-name="T10">6</text:span></text:span><text:span text:style-name="T9">.</text:span></text:p>
      <text:p text:style-name="Text_20_body"><text:span text:style-name="T9">Suits enter the system according to a </text:span><text:span text:style-name="Strong_20_Emphasis"><text:span text:style-name="T9">Poisson process</text:span></text:span><text:span text:style-name="T9"> with exponentially distributed inter-arrival times. </text:span><text:span text:style-name="T11">All service times are exponentially distributed times as well. </text:span><text:span text:style-name="T9">The mean inter-arrival time is 10 minutes. Each suit is uniquely identified upon entry and joins the </text:span><text:span text:style-name="Strong_20_Emphasis"><text:span text:style-name="T9">FIFO queue</text:span></text:span><text:span text:style-name="T9"> for </text:span><text:span text:style-name="Strong_20_Emphasis"><text:span text:style-name="T9">Server 1</text:span></text:span><text:span text:style-name="T9">, as shown in </text:span><text:span text:style-name="Strong_20_Emphasis"><text:span text:style-name="T9">Fig. </text:span></text:span><text:span text:style-name="Strong_20_Emphasis"><text:span text:style-name="T12">1.1</text:span></text:span><text:span text:style-name="T9">, where it awaits initial processing.</text:span></text:p>
      <text:p text:style-name="Text_20_body"><text:span text:style-name="T9">Upon reaching Server 1, each suit is registered, tagged, and split into its components: the </text:span><text:span text:style-name="Strong_20_Emphasis"><text:span text:style-name="T9">jacket</text:span></text:span><text:span text:style-name="T9"> proceeds to </text:span><text:span text:style-name="Strong_20_Emphasis"><text:span text:style-name="T9">Server 2</text:span></text:span><text:span text:style-name="T9">, and the </text:span><text:span text:style-name="Strong_20_Emphasis"><text:span text:style-name="T9">pants</text:span></text:span><text:span text:style-name="T9"> proceed to </text:span><text:span text:style-name="Strong_20_Emphasis"><text:span text:style-name="T9">Server 3</text:span></text:span><text:span text:style-name="T9">. Each server may have its own queue, and both components are treated as </text:span><text:span text:style-name="Strong_20_Emphasis"><text:span text:style-name="T9">independent service entities</text:span></text:span><text:span text:style-name="T9"> post-disassembly.</text:span></text:p>
      <text:p text:style-name="Text_20_body"><text:span text:style-name="Strong_20_Emphasis"><text:span text:style-name="T9">Server 2</text:span></text:span><text:span text:style-name="T9"> services jackets with a mean time of 4 minutes. There is a </text:span><text:span text:style-name="Strong_20_Emphasis"><text:span text:style-name="T9">5% chance</text:span></text:span><text:span text:style-name="T9"> a jacket is damaged during this stage. </text:span><text:span text:style-name="Strong_20_Emphasis"><text:span text:style-name="T9">Server 3</text:span></text:span><text:span text:style-name="T9"> services pants with a mean time of 5 minutes. There is a </text:span><text:span text:style-name="Strong_20_Emphasis"><text:span text:style-name="T9">10% chance</text:span></text:span><text:span text:style-name="T9"> a pair of pants is damaged.</text:span></text:p>
      <text:p text:style-name="Text_20_body"><text:span text:style-name="T9">After service completion, jackets and pants are directed to </text:span><text:span text:style-name="Strong_20_Emphasis"><text:span text:style-name="T9">separate holding queues</text:span></text:span><text:span text:style-name="T9"> for reassembly. </text:span><text:span text:style-name="Strong_20_Emphasis"><text:span text:style-name="T9">Server 4</text:span></text:span><text:span text:style-name="T9"> monitors both queues and begins reassembly </text:span><text:span text:style-name="Strong_20_Emphasis"><text:span text:style-name="T9">only when it is idle</text:span></text:span><text:span text:style-name="T9"> and when </text:span><text:span text:style-name="Strong_20_Emphasis"><text:span text:style-name="T9">both components of a suit with matching </text:span></text:span><text:span text:style-name="Strong_20_Emphasis"><text:span text:style-name="T11">suit </text:span></text:span><text:span text:style-name="Strong_20_Emphasis"><text:span text:style-name="T9">IDs</text:span></text:span><text:span text:style-name="T9"> are available. If neither part is damaged, the suit is returned to the customer. If </text:span><text:span text:style-name="Strong_20_Emphasis"><text:span text:style-name="T9">either part is damaged</text:span></text:span><text:span text:style-name="T9">, the suit is rerouted to </text:span><text:span text:style-name="Strong_20_Emphasis"><text:span text:style-name="T9">Server 5 (Customer Relations)</text:span></text:span><text:span text:style-name="T9">. Processing times for Server 4 are </text:span><text:span text:style-name="T10">mean </text:span><text:span text:style-name="T9">5 minutes for undamaged suits, </text:span><text:span text:style-name="T10">and mean </text:span><text:span text:style-name="T9">8 minutes for damaged suits. </text:span><text:span text:style-name="Strong_20_Emphasis"><text:span text:style-name="T9">Server 5</text:span></text:span><text:span text:style-name="T9"> handles damaged suits with a mean service time of 12 minutes.</text:span></text:p>
      <text:p text:style-name="P13">Random number streams are assigned as follows:</text:p>
      <text:list text:style-name="L1">
        <text:list-item>
          <text:p text:style-name="P14">Stream<text:span text:style-name="T13">s</text:span> 1,<text:span text:style-name="T13">2,3,4,5,</text:span>6: Service times for Servers 1–5 <text:span text:style-name="T8">(server 4 has 2 queues)</text:span></text:p>
        </text:list-item>
        <text:list-item>
          <text:p text:style-name="P14">Stream 7: Inter-arrival times</text:p>
        </text:list-item>
        <text:list-item>
          <text:p text:style-name="P14">Streams 8,9: Damage determination (jacket, pants)</text:p>
        </text:list-item>
      </text:list>
      <text:p text:style-name="P13">Each suit is tracked using three attributes: (1) arrival time, (2) suit ID, and (3) damage flag. The simulation observes system time, queue statistics, and server utilization over a 12-hour run.</text:p>
      <text:h text:style-name="P15" text:outline-level="2"/>
      <text:h text:style-name="P12" text:outline-level="2">Section 3: Event Graph</text:h>
      <text:p text:style-name="P16">The <text:span text:style-name="T14">events</text:span><text:span text:style-name="T15"> </text:span><text:span text:style-name="T14">for this model are </text:span><text:span text:style-name="T16">quite straightforward</text:span><text:span text:style-name="T14">:</text:span></text:p>
      <table:table table:name="Table2" table:style-name="Table2" table:template-name="Academic">
        <table:table-column table:style-name="Table2.A"/>
        <table:table-column table:style-name="Table2.B"/>
        <table:table-row>
          <table:table-cell table:style-name="Table2.A1" office:value-type="string">
            <text:p text:style-name="P17">Event Description</text:p>
          </table:table-cell>
          <table:table-cell table:style-name="Table2.A1" office:value-type="string">
            <text:p text:style-name="P18">Event Type</text:p>
          </table:table-cell>
        </table:table-row>
        <table:table-row>
          <table:table-cell table:style-name="Table2.A2" office:value-type="string">
            <text:p text:style-name="P19">Arrival of a suit into the system</text:p>
          </table:table-cell>
          <table:table-cell table:style-name="Table2.B2" office:value-type="float" office:value="1">
            <text:p text:style-name="P20">1</text:p>
          </table:table-cell>
        </table:table-row>
        <table:table-row>
          <table:table-cell table:style-name="Table2.A2" office:value-type="string">
            <text:p text:style-name="P19">End of simulation (after 12 hours)</text:p>
          </table:table-cell>
          <table:table-cell table:style-name="Table2.B2" office:value-type="float" office:value="2">
            <text:p text:style-name="P20">2</text:p>
          </table:table-cell>
        </table:table-row>
        <table:table-row>
          <table:table-cell table:style-name="Table2.A2" office:value-type="string">
            <text:p text:style-name="P19">Departure from Server 1 (suit split into parts) </text:p>
          </table:table-cell>
          <table:table-cell table:style-name="Table2.B2" office:value-type="float" office:value="3">
            <text:p text:style-name="P20">3</text:p>
          </table:table-cell>
        </table:table-row>
        <table:table-row>
          <table:table-cell table:style-name="Table2.A2" office:value-type="string">
            <text:p text:style-name="P19">Departure from Server 2 (jackets processed)</text:p>
          </table:table-cell>
          <table:table-cell table:style-name="Table2.B2" office:value-type="float" office:value="4">
            <text:p text:style-name="P20">4</text:p>
          </table:table-cell>
        </table:table-row>
        <table:table-row>
          <table:table-cell table:style-name="Table2.A2" office:value-type="string">
            <text:p text:style-name="P19">Departure from Server 3 (pants processed)</text:p>
          </table:table-cell>
          <table:table-cell table:style-name="Table2.B2" office:value-type="float" office:value="5">
            <text:p text:style-name="P20">5</text:p>
          </table:table-cell>
        </table:table-row>
        <table:table-row>
          <table:table-cell table:style-name="Table2.A2" office:value-type="string">
            <text:p text:style-name="P19">Departure from Server 4 (suit reassembled)</text:p>
          </table:table-cell>
          <table:table-cell table:style-name="Table2.B2" office:value-type="float" office:value="6">
            <text:p text:style-name="P20">6</text:p>
          </table:table-cell>
        </table:table-row>
        <table:table-row>
          <table:table-cell table:style-name="Table2.A8" office:value-type="string">
            <text:p text:style-name="P19">Departure from Server 5 (customer relations done)</text:p>
          </table:table-cell>
          <table:table-cell table:style-name="Table2.B8" office:value-type="float" office:value="7">
            <text:p text:style-name="P20">7</text:p>
          </table:table-cell>
        </table:table-row>
      </table:table>
      <text:p text:style-name="P21"><text:s/><text:tab/></text:p>
      <text:p text:style-name="P21"><text:span text:style-name="T17"><text:tab/></text:span><text:span text:style-name="T18">The event graph is shown in </text:span><text:span text:style-name="T19">Fig. 3.1</text:span><text:span text:style-name="T18">. </text:span><text:span text:style-name="T17">The arrival event is scheduled at the beginning of simulation</text:span><text:span text:style-name="T4">. It assigns it a unique </text:span><text:span text:style-name="T18">suit</text:span><text:span text:style-name="T4"> ID, records the current time, and attempts to place it into service or a queue for Server 1. A new arrival event is also scheduled from here. </text:span><text:span text:style-name="T17">The end-</text:span><text:span text:style-name="T20">of-simulation </text:span><text:span text:style-name="T9">is a </text:span><text:span text:style-name="Strong_20_Emphasis"><text:span text:style-name="T9">terminating event</text:span></text:span><text:span text:style-name="T9">, </text:span><text:span text:style-name="T20">also </text:span><text:span text:style-name="T9">scheduled at the very beginning of the simulation to occur at 720 minutes (12 hours). When this event occurs, no further events are processed, and the simulation ends with the generation of the performance repor</text:span><text:span text:style-name="T20">t. <text:tab/></text:span><text:span text:style-name="Strong_20_Emphasis"><text:span text:style-name="T9">Departure from Server 1 </text:span></text:span><text:span text:style-name="Strong_20_Emphasis"><text:span text:style-name="T20">re</text:span></text:span><text:span text:style-name="T9">presents the moment when the intake process is completed and the suit is </text:span><text:span text:style-name="Strong_20_Emphasis"><text:span text:style-name="T9">split into its jacket and pants</text:span></text:span><text:span text:style-name="T9">. These components are sent to Servers 2 and 3, respectively. </text:span><text:span text:style-name="T20">D</text:span><text:span text:style-name="Strong_20_Emphasis"><text:span text:style-name="T9">eparture from Server 2 </text:span></text:span><text:span text:style-name="Strong_20_Emphasis"><text:span text:style-name="T20">o</text:span></text:span><text:span text:style-name="T9">ccurs when the </text:span><text:span text:style-name="Strong_20_Emphasis"><text:span text:style-name="T9">jacket component</text:span></text:span><text:span text:style-name="T9"> finishes service. At this point, a damage assessment is performed, and the jacket is routed into the reassembly queue. </text:span><text:span text:style-name="Strong_20_Emphasis"><text:span text:style-name="T9">Departure from Server 3 </text:span></text:span><text:span text:style-name="Strong_20_Emphasis"><text:span text:style-name="T20">s</text:span></text:span><text:span text:style-name="T9">imilar to Type 4, but for the </text:span><text:span text:style-name="Strong_20_Emphasis"><text:span text:style-name="T9">pants component</text:span></text:span><text:span text:style-name="T9">. It follows the same pattern of service completion, damage check, and queuing for reassembly. </text:span><text:span text:style-name="Strong_20_Emphasis"><text:span text:style-name="T9">Departure from Server 4 </text:span></text:span><text:span text:style-name="T9">signifies the </text:span><text:span text:style-name="Strong_20_Emphasis"><text:span text:style-name="T9">completion of reassembly</text:span></text:span><text:span text:style-name="T9">. The system checks if the reassembled suit is undamaged (and can exit the system) or damaged (and must be forwarded to Server 5). </text:span><text:span text:style-name="Strong_20_Emphasis"><text:span text:style-name="T9">Departure from Server 5 </text:span></text:span><text:span text:style-name="Strong_20_Emphasis"><text:span text:style-name="T20">marks</text:span></text:span><text:span text:style-name="T9"> the end of </text:span><text:span text:style-name="Strong_20_Emphasis"><text:span text:style-name="T9">customer relations handling</text:span></text:span><text:span text:style-name="T9"> for damaged suits. After this event, the suit exits the system entirel</text:span><text:span text:style-name="T4">y. The data collected here contributes to the statistics for damaged items.</text:span></text:p>
      <text:p text:style-name="P22"><text:span text:style-name="T21"><text:tab/>We </text:span><text:span text:style-name="T17">will</text:span><text:span text:style-name="T21"> use the following list structure:</text:span></text:p>
      <table:table table:name="Table3" table:style-name="Table3" table:template-name="Academic">
        <table:table-column table:style-name="Table3.A" table:number-columns-repeated="4"/>
        <table:table-row>
          <table:table-cell table:style-name="Table3.A1" office:value-type="string">
            <text:p text:style-name="P23">List</text:p>
          </table:table-cell>
          <table:table-cell table:style-name="Table3.A1" office:value-type="string">
            <text:p text:style-name="P23">Attribute 1</text:p>
          </table:table-cell>
          <table:table-cell table:style-name="Table3.A1" office:value-type="string">
            <text:p text:style-name="P23">Attribute 2</text:p>
          </table:table-cell>
          <table:table-cell table:style-name="Table3.A1" office:value-type="string">
            <text:p text:style-name="P23">Attribute 3</text:p>
          </table:table-cell>
        </table:table-row>
        <table:table-row>
          <table:table-cell table:style-name="Table3.A2" office:value-type="string">
            <text:p text:style-name="P24">1 through 6, queues</text:p>
          </table:table-cell>
          <table:table-cell table:style-name="Table3.B2" office:value-type="string">
            <text:p text:style-name="P24">Time of arrival into system</text:p>
          </table:table-cell>
          <table:table-cell table:style-name="Table3.C2" office:value-type="string">
            <text:p text:style-name="P24">Suit ID</text:p>
          </table:table-cell>
          <table:table-cell table:style-name="Table3.D2" office:value-type="string">
            <text:p text:style-name="P24">Damage Flag</text:p>
          </table:table-cell>
        </table:table-row>
        <table:table-row>
          <table:table-cell table:style-name="Table3.A2" office:value-type="string">
            <text:p text:style-name="P24">7 through 11, servers</text:p>
          </table:table-cell>
          <table:table-cell table:style-name="Table3.B3" office:value-type="string">
            <text:p text:style-name="P24">Time of arrival into system</text:p>
          </table:table-cell>
          <table:table-cell table:style-name="Table3.C3" office:value-type="string">
            <text:p text:style-name="P24">Suit ID</text:p>
          </table:table-cell>
          <table:table-cell table:style-name="Table3.D3" office:value-type="string">
            <text:p text:style-name="P24">Damage Flag</text:p>
          </table:table-cell>
        </table:table-row>
        <table:table-row>
          <table:table-cell table:style-name="Table3.A4" office:value-type="string">
            <text:p text:style-name="P24">25, event list</text:p>
          </table:table-cell>
          <table:table-cell table:style-name="Table3.B4" office:value-type="string">
            <text:p text:style-name="P24">Event Time</text:p>
          </table:table-cell>
          <table:table-cell table:style-name="Table3.C4" office:value-type="string">
            <text:p text:style-name="P24">Event Type</text:p>
          </table:table-cell>
          <table:table-cell table:style-name="Table3.D4" office:value-type="string">
            <text:p text:style-name="P25">-</text:p>
          </table:table-cell>
        </table:table-row>
      </table:table>
      <text:p text:style-name="P21"/>
      <text:p text:style-name="P21"><text:span text:style-name="T21"><text:tab/>Each record in the queue and server lists carries three attributes: the </text:span><text:span text:style-name="Strong_20_Emphasis"><text:span text:style-name="T21">time of arrival into the system</text:span></text:span><text:span text:style-name="T21">, the </text:span><text:span text:style-name="Strong_20_Emphasis"><text:span text:style-name="T21">Suit ID</text:span></text:span><text:span text:style-name="T21">, and a </text:span><text:span text:style-name="Strong_20_Emphasis"><text:span text:style-name="T21">Damage Flag</text:span></text:span><text:span text:style-name="T21">. For servers, this information is used to track utilization and to route suits based on their damage state. </text:span><text:span text:style-name="T17">It is also used to project suits or suit pieces forward into respective queues.</text:span><text:span text:style-name="T21"> For queues, it </text:span><text:span text:style-name="T17">also </text:span><text:span text:style-name="T21">allows us to calculate wait times and ensure correct sequencing and matching (especially in reassembly).</text:span></text:p>
      <text:h text:style-name="P12" text:outline-level="2">Section 4: Simulation Design</text:h>
      <text:p text:style-name="P26"><text:span text:style-name="T4">The simulation is constructed as a discrete-event model utilizing </text:span><text:span text:style-name="Strong_20_Emphasis"><text:span text:style-name="T4">simlib</text:span></text:span><text:span text:style-name="T4">, with events acting as catalysts for transitions in system state. Each event corresponds to a function that encapsulates the logic of that stage in the suit’s journey. Events are scheduled, canceled, and executed in accordance with the simulation clock, and each maintains fidelity to the structure defined by the event graph in Fig. 3.1.</text:span></text:p>
      <text:p text:style-name="P27"><text:span text:style-name="T4">At the heart of the simulation is the </text:span><text:span text:style-name="Strong_20_Emphasis"><text:span text:style-name="T4">main loop</text:span></text:span><text:span text:style-name="T4">, which perpetually selects the earliest pending event from the event list </text:span><text:span text:style-name="T22">using the </text:span><text:span text:style-name="T23">timing()</text:span><text:span text:style-name="T22"> function provided by simlib</text:span><text:span text:style-name="T4">, executes the corresponding function, and advances the simulation time. This is captured in </text:span><text:span text:style-name="Strong_20_Emphasis"><text:span text:style-name="T4">Listing </text:span></text:span><text:span text:style-name="Strong_20_Emphasis"><text:span text:style-name="T22">5.2</text:span></text:span><text:span text:style-name="T4">. Initialization routines precede the main loop, setting up random streams, input parameters, and simulation time bounds. Simlib provides </text:span><text:span text:style-name="Strong_20_Emphasis"><text:span text:style-name="T4">lists</text:span></text:span><text:span text:style-name="T4">, each acting as either a queue or a server resource pool. We assigned list IDs for all queues and server stations, for instance: </text:span><text:span text:style-name="Source_20_Text">LIST_S1_Q</text:span> is the queue for Server 1, <text:span text:style-name="Source_20_Text">LIST_S4_JQ</text:span> and <text:span text:style-name="Source_20_Text">LIST_S4_PQ</text:span> are for jacket and pants reassembly queues, <text:span text:style-name="Source_20_Text">LIST_S1</text:span>, <text:span text:style-name="Source_20_Text">LIST_S2</text:span>, etc., hold items currently being serviced. By representing <text:span text:style-name="Strong_20_Emphasis">servers as lists with zero or one item</text:span>, we <text:span text:style-name="T24">are able </text:span>to track utilization via <text:span text:style-name="Source_20_Text">filest()</text:span>. Server idleness is simply the absence of an item in the list. <text:span text:style-name="T4">Termination is dictated by the end-simulation event.</text:span></text:p>
      <text:p text:style-name="P27"><text:span text:style-name="T4">The </text:span><text:span text:style-name="Source_20_Text"><text:span text:style-name="T25">arrive()</text:span></text:span><text:span text:style-name="T4"> function schedules the next arrival </text:span><text:span text:style-name="T26">and </text:span><text:span text:style-name="T4">initializes suit attributes. Each suit recor</text:span><text:span text:style-name="T9">d is embedded with three attri</text:span><text:span text:style-name="T9">butes: </text:span><text:span text:style-name="Strong_20_Emphasis"><text:span text:style-name="T9">Arrival Time (ATTR_TIME),</text:span></text:span><text:span text:style-name="T9"> </text:span><text:span text:style-name="T27">u</text:span><text:span text:style-name="T9">sed to compute the total system time at departure; </text:span><text:span text:style-name="Strong_20_Emphasis"><text:span text:style-name="T9">Suit ID (ATTR_SUIT_ID), </text:span></text:span><text:span text:style-name="Strong_20_Emphasis"><text:span text:style-name="T27">cr</text:span></text:span><text:span text:style-name="T9">itical for ensuring correct reassembly, only jacket and pants with the same ID are allowed to be recombined; </text:span><text:span text:style-name="T27">D</text:span><text:span text:style-name="Strong_20_Emphasis"><text:span text:style-name="T9">amage Flag (ATTR_DAMAGE_FLAG):</text:span></text:span><text:span text:style-name="T9"> A boolean (0/1) indicating if either part of the suit has sustained damage. </text:span><text:span text:style-name="T26">It then proceeds to check</text:span><text:span text:style-name="T4"> whether Server 1 is idle. If so, the suit immediately enters service; otherwise, it is enqueued. When service at Server 1 concludes, the suit is disassembled. </text:span></text:p>
      <text:p text:style-name="P27"><text:span text:style-name="T4">The </text:span><text:span text:style-name="Source_20_Text"><text:span text:style-name="T25">depart1()</text:span></text:span><text:span text:style-name="T4"> function sends the jacket and pants to their respective servers, each with a copy of the suit ID. </text:span><text:span text:style-name="Source_20_Text"><text:span text:style-name="T25">depart2()</text:span></text:span><text:span text:style-name="T4"> and </text:span><text:span text:style-name="Source_20_Text"><text:span text:style-name="T25">depart3()</text:span></text:span><text:span text:style-name="T4"> handle jacket and pants processing respectively, including random damage assessment, </text:span><text:span text:style-name="T28">using STREAM_DAMAGE_JACKET with a 5% threshold for jacket pieces and STREAM_DAMAGE_PANTS with a 10% for pant pieces</text:span><text:span text:style-name="T4">. If Server 4 is idle and a matching pair is available, the </text:span><text:span text:style-name="Source_20_Text"><text:span text:style-name="T25">reassembly()</text:span></text:span><text:span text:style-name="T4"> routine is triggered.</text:span></text:p>
      <text:p text:style-name="P26"><text:span text:style-name="T4">The </text:span><text:span text:style-name="T22">non-event function</text:span><text:span text:style-name="T4"> </text:span><text:span text:style-name="Source_20_Text"><text:span text:style-name="T25">reassembly()</text:span></text:span><text:span text:style-name="T4"> synchronizes jacket and pants from separate queues. If matched, the damage flags are checked. The suit is routed to Server 4 for recombination. If the recombined suit is undamaged, it exits the system. If damaged, it is routed to Server 5 via </text:span><text:span text:style-name="Source_20_Text"><text:span text:style-name="T25">depart4()</text:span></text:span><text:span text:style-name="T4">. </text:span><text:span text:style-name="Source_20_Text"><text:span text:style-name="T25">depart5()</text:span></text:span><text:span text:style-name="T4"> records time-in-system for damaged suits and manages Server 5’s queue. The </text:span><text:span text:style-name="Source_20_Text"><text:span text:style-name="T25">report()</text:span></text:span><text:span text:style-name="T4"> function aggregates statistics including mean/max system time, </text:span><text:span text:style-name="T17">mean/max </text:span><text:span text:style-name="T4">queue lengths, and </text:span><text:span text:style-name="T21">each </text:span><text:span text:style-name="T4">server</text:span><text:span text:style-name="T21">’s</text:span><text:span text:style-name="T4"> </text:span><text:span text:style-name="T29">utilization</text:span><text:span text:style-name="T30">. </text:span></text:p>
      <text:h text:style-name="Heading_20_2" text:outline-level="2"/>
      <text:h text:style-name="P12" text:outline-level="2">Section <text:span text:style-name="T13">6</text:span>: Code Listings</text:h>
      <text:p text:style-name="Text_20_body"><text:span text:style-name="Strong_20_Emphasis">Listing </text:span><text:span text:style-name="Strong_20_Emphasis"><text:span text:style-name="T13">6</text:span></text:span><text:span text:style-name="Strong_20_Emphasis">.1</text:span> – External Definitions and Global Variables</text:p>
      <text:p text:style-name="Text_20_body"><text:span text:style-name="Strong_20_Emphasis">Listing </text:span><text:span text:style-name="Strong_20_Emphasis"><text:span text:style-name="T13">6</text:span></text:span><text:span text:style-name="Strong_20_Emphasis">.2</text:span> – <text:span text:style-name="T31">main()</text:span><text:span text:style-name="T32">, si</text:span>mulation Loop and Initialization</text:p>
      <text:p text:style-name="Text_20_body"><text:span text:style-name="Strong_20_Emphasis">Listing </text:span><text:span text:style-name="Strong_20_Emphasis"><text:span text:style-name="T13">6</text:span></text:span><text:span text:style-name="Strong_20_Emphasis">.3</text:span> – <text:span text:style-name="T31">arrive()</text:span>, <text:span text:style-name="T32">e</text:span>vent Function, <text:span text:style-name="T32">i</text:span>nitializes suit attributes and queues into Server 1</text:p>
      <text:p text:style-name="Text_20_body"><text:span text:style-name="Strong_20_Emphasis">Listing </text:span><text:span text:style-name="Strong_20_Emphasis"><text:span text:style-name="T13">6</text:span></text:span><text:span text:style-name="Strong_20_Emphasis">.4</text:span> – <text:span text:style-name="T31">depart1()</text:span> Function, <text:span text:style-name="T32">s</text:span>plits suit and sends jacket/pants to respective servers</text:p>
      <text:p text:style-name="Text_20_body"><text:span text:style-name="Strong_20_Emphasis">Listing </text:span><text:span text:style-name="Strong_20_Emphasis"><text:span text:style-name="T13">6</text:span></text:span><text:span text:style-name="Strong_20_Emphasis">.5 </text:span>– <text:span text:style-name="T31">depart2()</text:span> and <text:span text:style-name="T31">depart3()</text:span> Functions: Damage assessment, queuing into reassembly</text:p>
      <text:p text:style-name="Text_20_body"><text:span text:style-name="Strong_20_Emphasis">Listing </text:span><text:span text:style-name="Strong_20_Emphasis"><text:span text:style-name="T13">6</text:span></text:span><text:span text:style-name="Strong_20_Emphasis">.7</text:span> – <text:span text:style-name="T31">reassembly()</text:span> Logic: Matches components and triggers Server 4</text:p>
      <text:p text:style-name="Text_20_body"><text:span text:style-name="Strong_20_Emphasis">Listing </text:span><text:span text:style-name="Strong_20_Emphasis"><text:span text:style-name="T13">6</text:span></text:span><text:span text:style-name="Strong_20_Emphasis">.8</text:span> – <text:span text:style-name="T31">depart4()</text:span><text:span text:style-name="T13"> </text:span>Function: Handles undamaged vs. damaged exit paths</text:p>
      <text:p text:style-name="Text_20_body"><text:span text:style-name="Strong_20_Emphasis">Listing </text:span><text:span text:style-name="Strong_20_Emphasis"><text:span text:style-name="T13">6</text:span></text:span><text:span text:style-name="Strong_20_Emphasis">.9</text:span> – <text:span text:style-name="T31">depart5()</text:span> Function: Final processing of damaged suits</text:p>
      <text:p text:style-name="Text_20_body"><text:span text:style-name="Strong_20_Emphasis">Listing </text:span><text:span text:style-name="Strong_20_Emphasis"><text:span text:style-name="T13">6</text:span></text:span><text:span text:style-name="Strong_20_Emphasis">.10</text:span> – <text:span text:style-name="T31">report()</text:span> Function: Output summary</text:p>
      <text:p text:style-name="Text_20_body"><text:span text:style-name="Strong_20_Emphasis">Listing </text:span><text:span text:style-name="Strong_20_Emphasis"><text:span text:style-name="T13">6</text:span></text:span><text:span text:style-name="Strong_20_Emphasis">.11</text:span> – Utility <text:span text:style-name="T33">function</text:span>: <text:span text:style-name="Source_20_Text">log_filest()</text:span> for formatting queue data</text:p>
      <text:h text:style-name="Heading_20_2" text:outline-level="2">Section <text:span text:style-name="T13">7</text:span>: Simulation Output and Discussion</text:h>
      <text:p text:style-name="P28"><text:span text:style-name="T34">Figure 7.1 shows the output file (dryclean.out) for this simulation. The simulation was conducted under two operating conditions to assess the dry-cleaning system’s behavior under </text:span><text:span text:style-name="T35">a </text:span><text:span text:style-name="T34">normal </text:span><text:span text:style-name="T35">10 minute mean inter-arrival time </text:span><text:span text:style-name="T34">and a </text:span><text:span text:style-name="T35">doubled mean inter-arrival time of 5 minutes</text:span><text:span text:style-name="T34">. In both runs as specified already, the system operated for </text:span><text:span text:style-name="Strong_20_Emphasis"><text:span text:style-name="T34">12 hours (720 minutes)</text:span></text:span><text:span text:style-name="T34">, beginning in an empty and idle state.</text:span></text:p>
      <text:p text:style-name="P28"><text:span text:style-name="T34">In the base scenario, </text:span><text:span text:style-name="Strong_20_Emphasis"><text:span text:style-name="T34">84 suits were accepted</text:span></text:span><text:span text:style-name="T34"> into the system, of which </text:span><text:span text:style-name="Strong_20_Emphasis"><text:span text:style-name="T34">83 were successfully processed</text:span></text:span><text:span text:style-name="T34">. This near-complete throughput indicates a well-functioning system with minimal loss or rejection. The </text:span><text:span text:style-name="Strong_20_Emphasis"><text:span text:style-name="T34">average system time</text:span></text:span><text:span text:style-name="T34"> was approximately </text:span><text:span text:style-name="Strong_20_Emphasis"><text:span text:style-name="T34">48.48 minutes for undamaged suits</text:span></text:span><text:span text:style-name="T34"> and </text:span><text:span text:style-name="Strong_20_Emphasis"><text:span text:style-name="T34">57.55 minutes for damaged suits</text:span></text:span><text:span text:style-name="T34">. The maximum system times remained modest at </text:span><text:span text:style-name="Strong_20_Emphasis"><text:span text:style-name="T34">91.10 minutes</text:span></text:span><text:span text:style-name="T34"> and </text:span><text:span text:style-name="Strong_20_Emphasis"><text:span text:style-name="T34">88.50 minutes</text:span></text:span><text:span text:style-name="T34">, respectively, with minimum times dipping to </text:span><text:span text:style-name="Strong_20_Emphasis"><text:span text:style-name="T34">as low as 3.85 minutes</text:span></text:span><text:span text:style-name="T34"> for undamaged cases. </text:span><text:span text:style-name="T36">T</text:span><text:span text:style-name="T9">he intake queue (</text:span><text:span text:style-name="Strong_20_Emphasis"><text:span text:style-name="T9">S1_Q</text:span></text:span><text:span text:style-name="T9">) averaged </text:span><text:span text:style-name="Strong_20_Emphasis"><text:span text:style-name="T9">2.13 suits</text:span></text:span><text:span text:style-name="T9">, peaking at 9. The jacket and pants queues before reassembly (</text:span><text:span text:style-name="Strong_20_Emphasis"><text:span text:style-name="T9">S4_JQ</text:span></text:span><text:span text:style-name="T9"> and </text:span><text:span text:style-name="Strong_20_Emphasis"><text:span text:style-name="T9">S4_PQ</text:span></text:span><text:span text:style-name="T9">) averaged </text:span><text:span text:style-name="Strong_20_Emphasis"><text:span text:style-name="T9">1.53</text:span></text:span><text:span text:style-name="T9"> and </text:span><text:span text:style-name="Strong_20_Emphasis"><text:span text:style-name="T9">1.12</text:span></text:span><text:span text:style-name="T9"> respectively, indicating consistent but non-congested flow. Server 5's queue remained empty for the most part, reflecting the relatively low number of damaged suits (only 9 out of 84). Server utilization rates were comfortably under full capacity. </text:span><text:span text:style-name="Strong_20_Emphasis"><text:span text:style-name="T9">Server 1</text:span></text:span><text:span text:style-name="T9">, the intake point, showed the highest load at </text:span><text:span text:style-name="Strong_20_Emphasis"><text:span text:style-name="T9">0.737</text:span></text:span><text:span text:style-name="T9">, followed by </text:span><text:span text:style-name="Strong_20_Emphasis"><text:span text:style-name="T9">Server 4</text:span></text:span><text:span text:style-name="T9"> at </text:span><text:span text:style-name="Strong_20_Emphasis"><text:span text:style-name="T9">0.600</text:span></text:span><text:span text:style-name="T9">, which handles reassembly. </text:span><text:span text:style-name="Strong_20_Emphasis"><text:span text:style-name="T9">Servers 2 and 3</text:span></text:span><text:span text:style-name="T9">, which clean jackets and pants, reported moderate utilization of </text:span><text:span text:style-name="Strong_20_Emphasis"><text:span text:style-name="T9">0.414</text:span></text:span><text:span text:style-name="T9"> and </text:span><text:span text:style-name="Strong_20_Emphasis"><text:span text:style-name="T9">0.496</text:span></text:span><text:span text:style-name="T9">. </text:span><text:span text:style-name="Strong_20_Emphasis"><text:span text:style-name="T9">Server 5</text:span></text:span><text:span text:style-name="T9">, used only when garments are damaged, remained lightly burdened at </text:span><text:span text:style-name="Strong_20_Emphasis"><text:span text:style-name="T9">0.093</text:span></text:span><text:span text:style-name="T9">. These values suggest the system is both resilient and well-balanced under standard conditions.</text:span></text:p>
      <text:p text:style-name="P28"><text:span text:style-name="T36">In the scenario of the doubled mean inter-arrival time</text:span><text:span text:style-name="T34">, </text:span><text:span text:style-name="Strong_20_Emphasis"><text:span text:style-name="T34">157 suits were accepted</text:span></text:span><text:span text:style-name="T34">, and </text:span><text:span text:style-name="Strong_20_Emphasis"><text:span text:style-name="T34">109 were successfully processed, </text:span></text:span><text:span text:style-name="T34">revealing a notable shortfall. Approximately </text:span><text:span text:style-name="Strong_20_Emphasis"><text:span text:style-name="T34">30.6%</text:span></text:span><text:span text:style-name="T34"> of accepted suits did not complete processing within the 12-hour window, </text:span><text:span text:style-name="T35">possibly </text:span><text:span text:style-name="T34">indicating that </text:span><text:span text:style-name="T35">a </text:span><text:span text:style-name="Strong_20_Emphasis"><text:span text:style-name="T34">system capacity was exceeded</text:span></text:span><text:span text:style-name="T34">.</text:span></text:p>
      <text:p text:style-name="P29"><text:soft-page-break/><text:span text:style-name="T4">System times spiked dramatically. Undamaged suits now spent an ave</text:span><text:span text:style-name="T9">rage of </text:span><text:span text:style-name="Strong_20_Emphasis"><text:span text:style-name="T9">170.57 minutes</text:span></text:span><text:span text:style-name="T9">, while damaged suits lingered even longer at </text:span><text:span text:style-name="Strong_20_Emphasis"><text:span text:style-name="T9">201.12 minutes</text:span></text:span><text:span text:style-name="T9">. Maximum </text:span><text:span text:style-name="T36">times spent</text:span><text:span text:style-name="T9"> approached </text:span><text:span text:style-name="Strong_20_Emphasis"><text:span text:style-name="T9">277 minutes</text:span></text:span><text:span text:style-name="T9">, with minimums still hovering in the 22–29 minute range, a </text:span><text:span text:style-name="T37">subtle </text:span><text:span text:style-name="T9">sign that a few early entries were lucky enough to dodge the rush.</text:span></text:p>
      <text:p text:style-name="P29"><text:soft-page-break/><text:span text:style-name="T37">A</text:span><text:span text:style-name="T9"> bottleneck is evident in the </text:span><text:span text:style-name="Strong_20_Emphasis"><text:span text:style-name="T9">Server 1 queue</text:span></text:span><text:span text:style-name="T9">, which ballooned to an average of </text:span><text:span text:style-name="Strong_20_Emphasis"><text:span text:style-name="T9">27.83 suits </text:span></text:span><text:span text:style-name="Strong_20_Emphasis"><text:span text:style-name="T37">in queue at a time</text:span></text:span><text:span text:style-name="T9">, peaking at </text:span><text:span text:style-name="Strong_20_Emphasis"><text:span text:style-name="T9">48</text:span></text:span><text:span text:style-name="T9">. This dramatic increase cascaded down the system, as </text:span><text:span text:style-name="Strong_20_Emphasis"><text:span text:style-name="T9">Server 2 and 3 queues</text:span></text:span><text:span text:style-name="T9"> more than doubled their average lengths, and the </text:span><text:span text:style-name="Strong_20_Emphasis"><text:span text:style-name="T9">reassembly queues</text:span></text:span><text:span text:style-name="T9"> for jackets and pants also expanded significantly. </text:span><text:span text:style-name="Strong_20_Emphasis"><text:span text:style-name="T9">Even Server 5</text:span></text:span><text:span text:style-name="T9">, previously dormant, now exhibited an average queue presence, albeit small. Utilization data paints a </text:span><text:span text:style-name="T37">limpid</text:span><text:span text:style-name="T9"> picture of system strain. </text:span><text:span text:style-name="Strong_20_Emphasis"><text:span text:style-name="T9">Server 1 reached a critical saturation point at 0.993</text:span></text:span><text:span text:style-name="T9">, operating nearly every moment of the simulation. </text:span><text:span text:style-name="Strong_20_Emphasis"><text:span text:style-name="T9">Servers 3 and 4</text:span></text:span><text:span text:style-name="T9"> rose to </text:span><text:span text:style-name="Strong_20_Emphasis"><text:span text:style-name="T9">0.722</text:span></text:span><text:span text:style-name="T9"> and </text:span><text:span text:style-name="Strong_20_Emphasis"><text:span text:style-name="T9">0.787</text:span></text:span><text:span text:style-name="T9">, respectively, while </text:span><text:span text:style-name="Strong_20_Emphasis"><text:span text:style-name="T9">Server 2</text:span></text:span><text:span text:style-name="T9"> climbed to </text:span><text:span text:style-name="Strong_20_Emphasis"><text:span text:style-name="T9">0.576</text:span></text:span><text:span text:style-name="T9">. </text:span><text:span text:style-name="Strong_20_Emphasis"><text:span text:style-name="T9">Server 5</text:span></text:span><text:span text:style-name="T9"> showed a notable increase to </text:span><text:span text:style-name="Strong_20_Emphasis"><text:span text:style-name="T9">0.173</text:span></text:span><text:span text:style-name="T9">, corresponding to the higher volume of damaged suits in this run.</text:span></text:p>
      <text:p text:style-name="P29"><text:span text:style-name="T9">The most significant constraint revealed under high load is the </text:span><text:span text:style-name="Strong_20_Emphasis"><text:span text:style-name="T9">intake bottleneck at Server 1</text:span></text:span><text:span text:style-name="T9">, whose </text:span><text:span text:style-name="Strong_20_Emphasis"><text:span text:style-name="T9">utilization reached 0.993</text:span></text:span><text:span text:style-name="T9"> and whose </text:span><text:span text:style-name="Strong_20_Emphasis"><text:span text:style-name="T9">queue length ballooned to 48 suits</text:span></text:span><text:span text:style-name="T9">. Since </text:span><text:span text:style-name="Strong_20_Emphasis"><text:span text:style-name="T9">every suit must pass through Server 1 exactly once</text:span></text:span><text:span text:style-name="T9">, and no part of the system can proceed without this initial processing, Server 1 becomes the controlling gate of system throughput.</text:span></text:p>
      <text:p text:style-name="Text_20_body"><text:span text:style-name="T9">From simply looking at these numbers, we see that a </text:span><text:span text:style-name="T36">person</text:span><text:span text:style-name="T9"> should apparently be added to </text:span><text:span text:style-name="T36">server 1</text:span><text:span text:style-name="T9"> to achieve the greatest reduction in overall average </text:span><text:span text:style-name="T36">queue lengths and total service times</text:span><text:span text:style-name="T9">. As usual, however, this conclusion is rather tentative, since we have only a single simulation run of each model vari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5:09:39.671194577</meta:creation-date>
    <meta:print-date>2025-04-16T17:27:41.784683723</meta:print-date>
    <dc:date>2025-04-22T17:10:14.227258466</dc:date>
    <meta:editing-duration>PT16H59M18S</meta:editing-duration>
    <meta:editing-cycles>19</meta:editing-cycles>
    <meta:generator>LibreOffice/24.8.5.2$Linux_X86_64 LibreOffice_project/480$Build-2</meta:generator>
    <meta:document-statistic meta:table-count="3" meta:image-count="0" meta:object-count="0" meta:page-count="7" meta:paragraph-count="102" meta:word-count="2427" meta:character-count="15011" meta:non-whitespace-character-count="12668"/>
  </office:meta>
</office:document-meta>
</file>